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8a5" officeooo:paragraph-rsid="000fd8a5"/>
    </style:style>
    <style:style style:name="P2" style:family="paragraph" style:parent-style-name="Standard">
      <style:text-properties fo:font-size="26pt" fo:font-weight="bold" officeooo:rsid="000fd8a5" officeooo:paragraph-rsid="000fd8a5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11pt" fo:font-weight="normal" officeooo:rsid="000fd8a5" officeooo:paragraph-rsid="000fd8a5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officeooo:rsid="000fd8a5" officeooo:paragraph-rsid="000fd8a5" style:font-size-asian="11pt" style:font-size-complex="11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ML</text:p>
      <text:p text:style-name="P1"/>
      <text:p text:style-name="P1">&lt;html lang="pt-br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title&gt;Recuperação de Senha&lt;/title&gt;</text:p>
      <text:p text:style-name="P1">&lt;/head&gt;</text:p>
      <text:p text:style-name="P1">&lt;body&gt;</text:p>
      <text:p text:style-name="P1"><text:s text:c="4"/>&lt;div class="container"&gt;</text:p>
      <text:p text:style-name="P1"><text:s text:c="8"/>&lt;div class="recovery-container"&gt;</text:p>
      <text:p text:style-name="P1"><text:s text:c="12"/>&lt;h2&gt;Recuperação de Senha&lt;/h2&gt;</text:p>
      <text:p text:style-name="P1"><text:s text:c="12"/>&lt;form action="#" method="POST"&gt;</text:p>
      <text:p text:style-name="P1"><text:s text:c="16"/>&lt;div class="input-group"&gt;</text:p>
      <text:p text:style-name="P1"><text:s text:c="20"/>&lt;label for="email"&gt;E-mail de Recuperação&lt;/label&gt;</text:p>
      <text:p text:style-name="P1"><text:s text:c="20"/>&lt;input type="email" id="email" name="email" placeholder="Digite seu e-mail" required&gt;</text:p>
      <text:p text:style-name="P1"><text:s text:c="16"/>&lt;/div&gt;</text:p>
      <text:p text:style-name="P1"><text:s text:c="16"/>&lt;button type="submit" class="recovery-btn"&gt;Recuperar Senha&lt;/button&gt;</text:p>
      <text:p text:style-name="P1"><text:s text:c="12"/>&lt;/form&gt;</text:p>
      <text:p text:style-name="P1"><text:s text:c="8"/>&lt;/div&gt;</text:p>
      <text:p text:style-name="P1"><text:s text:c="4"/>&lt;/div&gt;</text:p>
      <text:p text:style-name="P1"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CSS</text:span></text:p>
      <text:p text:style-name="P3">&lt;style&gt;</text:p>
      <text:p text:style-name="P3"><text:s text:c="8"/>body {</text:p>
      <text:p text:style-name="P3"><text:s text:c="12"/>font-family: Arial, sans-serif;</text:p>
      <text:p text:style-name="P3"><text:s text:c="12"/>display: flex;</text:p>
      <text:p text:style-name="P3"><text:s text:c="12"/>justify-content: center;</text:p>
      <text:p text:style-name="P3"><text:s text:c="12"/>align-items: center;</text:p>
      <text:p text:style-name="P3"><text:s text:c="12"/>height: 100vh;</text:p>
      <text:p text:style-name="P3"><text:s text:c="12"/>background-color: #fff;</text:p>
      <text:p text:style-name="P3"><text:s text:c="12"/>color: black;</text:p>
      <text:p text:style-name="P3"><text:s text:c="12"/>margin: 0;</text:p>
      <text:p text:style-name="P3"><text:s text:c="8"/>}</text:p>
      <text:p text:style-name="P3"><text:s text:c="8"/>.container {</text:p>
      <text:p text:style-name="P3"><text:s text:c="12"/>display: flex;</text:p>
      <text:p text:style-name="P3"><text:s text:c="12"/>justify-content: center;</text:p>
      <text:p text:style-name="P3"><text:s text:c="12"/>align-items: center;</text:p>
      <text:p text:style-name="P3"><text:s text:c="12"/>width: 100%;</text:p>
      <text:p text:style-name="P3"><text:s text:c="12"/>height: 100vh;</text:p>
      <text:p text:style-name="P3"><text:s text:c="8"/>}</text:p>
      <text:p text:style-name="P3"><text:s text:c="8"/>.recovery-container {</text:p>
      <text:p text:style-name="P3"><text:s text:c="12"/>background: white;</text:p>
      <text:p text:style-name="P3"><text:s text:c="12"/>padding: 20px;</text:p>
      <text:p text:style-name="P3"><text:s text:c="12"/>border-radius: 10px;</text:p>
      <text:p text:style-name="P3"><text:s text:c="12"/>box-shadow: 0 0 10px rgba(0, 0, 0, 0.1);</text:p>
      <text:p text:style-name="P3"><text:s text:c="12"/>width: 300px;</text:p>
      <text:p text:style-name="P3"><text:s text:c="12"/>text-align: center;</text:p>
      <text:p text:style-name="P3"><text:s text:c="12"/>border: 2px solid black;</text:p>
      <text:p text:style-name="P3"><text:s text:c="8"/>}</text:p>
      <text:p text:style-name="P3"><text:s text:c="8"/>.recovery-container h2 {</text:p>
      <text:p text:style-name="P3"><text:s text:c="12"/>margin-bottom: 20px;</text:p>
      <text:p text:style-name="P3"><text:s text:c="8"/>}</text:p>
      <text:p text:style-name="P3"><text:s text:c="8"/>.input-group {</text:p>
      <text:p text:style-name="P3"><text:s text:c="12"/>margin-bottom: 15px;</text:p>
      <text:p text:style-name="P3"><text:s text:c="12"/>text-align: left;</text:p>
      <text:p text:style-name="P3"><text:s text:c="8"/>}</text:p>
      <text:p text:style-name="P3"><text:s text:c="8"/>.input-group label {</text:p>
      <text:p text:style-name="P3"><text:s text:c="12"/>display: block;</text:p>
      <text:p text:style-name="P3"><text:s text:c="12"/>margin-bottom: 5px;</text:p>
      <text:p text:style-name="P3"><text:s text:c="8"/>}</text:p>
      <text:p text:style-name="P3"><text:s text:c="8"/>.input-group input {</text:p>
      <text:p text:style-name="P3"><text:s text:c="12"/>width: 100%;</text:p>
      <text:p text:style-name="P3"><text:s text:c="12"/>padding: 8px;</text:p>
      <text:p text:style-name="P3"><text:s text:c="12"/>border: 1px solid black;</text:p>
      <text:p text:style-name="P3"><text:s text:c="12"/>border-radius: 5px;</text:p>
      <text:p text:style-name="P3"><text:s text:c="8"/>}</text:p>
      <text:p text:style-name="P3"><text:s text:c="8"/>.recovery-btn {</text:p>
      <text:p text:style-name="P3"><text:s text:c="12"/>width: 100%;</text:p>
      <text:p text:style-name="P3"><text:s text:c="12"/>padding: 10px;</text:p>
      <text:p text:style-name="P3"><text:s text:c="12"/>border: none;</text:p>
      <text:p text:style-name="P3"><text:s text:c="12"/>background-color: red;</text:p>
      <text:p text:style-name="P3"><text:s text:c="12"/>color: white;</text:p>
      <text:p text:style-name="P3"><text:s text:c="12"/>border-radius: 5px;</text:p>
      <text:p text:style-name="P3"><text:s text:c="12"/>cursor: pointer;</text:p>
      <text:p text:style-name="P3"><text:s text:c="8"/>}</text:p>
      <text:p text:style-name="P3"><text:s text:c="8"/>.recovery-btn:hover {</text:p>
      <text:p text:style-name="P3"><text:s text:c="12"/>background-color: black;</text:p>
      <text:p text:style-name="P3"><text:s text:c="8"/>}</text:p>
      <text:p text:style-name="P3"><text:s text:c="4"/>&lt;/style&gt;</text:p>
      <text:p text:style-name="P4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714cm" fo:margin-bottom="0.67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4:46:03.470475267</meta:creation-date>
    <dc:date>2025-03-25T14:47:34.594728405</dc:date>
    <meta:editing-duration>PT1M31S</meta:editing-duration>
    <meta:editing-cycles>1</meta:editing-cycles>
    <meta:generator>LibreOffice/24.2.7.2$Linux_X86_64 LibreOffice_project/ee3885777aa7032db5a9b65deec9457448a91162</meta:generator>
    <meta:document-statistic meta:table-count="0" meta:image-count="0" meta:object-count="0" meta:page-count="3" meta:paragraph-count="80" meta:word-count="167" meta:character-count="2153" meta:non-whitespace-character-count="1314"/>
  </office:meta>
</office:document-meta>
</file>